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192e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192ee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يَسِٓ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</text:span><text:bookmark-start text:name="__DdeLink__16669_1786331156"/><text:span text:style-name="T2"> </text:span><text:span text:style-name="T1">يَسِٓؐ وَالْقُرْءَانِ </text:span><text:span text:style-name="T4">۱</text:span><text:span text:style-name="T1">لْحَكِيمِ </text:span><text:span text:style-name="T2">(1)</text:span><text:span text:style-name="T1"> إِنَّكَ لَمِــنَ </text:span><text:span text:style-name="T4">۰</text:span><text:span text:style-name="T1">لْمُرْسَلِينَ </text:span><text:span text:style-name="T2">(2)</text:span><text:span text:style-name="T1"> عَلَيٰ صِرَ؛طٍ مُّسْتَقِيمٍؐ </text:span><text:span text:style-name="T2">(3)</text:span><text:span text:style-name="T1"> تَنزۣيلُ </text:span><text:span text:style-name="T4">۴</text:span><text:span text:style-name="T1">لْعَزۣيزۣ </text:span><text:span text:style-name="T4">۱</text:span><text:span text:style-name="T1">لرَّحِيمِ </text:span><text:span text:style-name="T2">(4)</text:span><text:span text:style-name="T1"> لِتُنذِرَ قَوْماً مَّآ ٱُنذِرَ ءَابَآؤُهُمْ فَهُمْ غَـٰفِلُونَؐ </text:span><text:span text:style-name="T2">(5)</text:span><text:span text:style-name="T1"> ® لَقَدْ حَقَّ </text:span><text:span text:style-name="T4">۰</text:span><text:span text:style-name="T1">لْقَوْلُ عَلَــيٰٓ أَكْثَرۣهِمْ فَهُمْ لاَ يُومِنُونَؐ </text:span><text:span text:style-name="T2">(6)</text:span><text:span text:style-name="T1"> إِنَّا جَعَلْنَا فِىٓ أَعْنَـٰقِهِمُ; أَغْچَلًا فَهِيَ إِلَي </text:span><text:span text:style-name="T4">۰</text:span><text:span text:style-name="T1">لاَذْقَانِ فَهُم مُّقْمَحُونَؐ </text:span><text:span text:style-name="T2">(7)</text:span><text:span text:style-name="T1"> وَجَعَلْنَا مِنۢ بَيْنِ أَيْدِيهِمْ سُدّاً وَمِــنْ خَلْفِهِمْ سُدّاً فَأَغْشَيْنَـٰهُمْ فَهُمْ لاَ يُبْصِرُونَؐ </text:span><text:span text:style-name="T2">(8)</text:span><text:span text:style-name="T1"> وَسَوَآء٘ عَلَيْهِمُ; ءَآنذَرْتَهُمُ; أَمْ لَمْ تُنذِرْهُمْ لاَ يُومِنُونَؐ </text:span><text:span text:style-name="T2">(9)</text:span><text:span text:style-name="T1"> إِنَّمَا تُنذِرُ مَنِ 'تَّبَعَ </text:span><text:span text:style-name="T4">۰</text:span><text:span text:style-name="T1">لذِّكْرَ وَخَشِيَ </text:span><text:span text:style-name="T4">۰</text:span><text:span text:style-name="T1">لرَّحْمَـٰنَ بِالْغَيْبِ فَبَشِّرْهُ بِمَغْفِرَةٍ وَأَجْرٍ كَرۣيمٖؐ </text:span><text:span text:style-name="T2">(10)</text:span><text:span text:style-name="T1"> اِنَّا نَحْنُ نُحْىِ </text:span><text:span text:style-name="T4">۱</text:span><text:span text:style-name="T1">لْمَوْتۭـيٰ وَنَكْتُبُ مَا قَدَّمُواْ وَءَاثَـٰرَهُمْؐ وَكُــلَّ شَيْءٖ اَحْصَيْنَـٰهُ فِىٓ إِمَامٍ مُّبِينٍؐ </text:span><text:span text:style-name="T2">(11)</text:span><text:span text:style-name="T1"> وَاضْرۣبْ لَهُم مَّثَلٗا اَصْحَـٰبَ </text:span><text:span text:style-name="T4">۰</text:span><text:span text:style-name="T1">لْقَرْيَةِ إِذْ جَآءَهَا </text:span><text:span text:style-name="T4">۰</text:span><text:span text:style-name="T1">لْمُرْسَلُونَ </text:span><text:span text:style-name="T2">(12)</text:span><text:span text:style-name="T1"> إِذَ اَرْسَلْنَآ إِلَيْهِمُ èثْنَيْنِ فَكَذَّبُوهُمَا فَعَزَّزْنَا بِثَالِثٍ فَقَالُوٓاْ إِنَّـآ إِلَيْكُم مُّرْسَلُونَؐ </text:span><text:span text:style-name="T2">(13)</text:span><text:span text:style-name="T1"> قَالُواْ مَآ أَنتُمُ; إِلاَّ بَشَرٌ مِّثْلُنَا وَمَآ أَنزَلَ </text:span><text:span text:style-name="T4">۰</text:span><text:span text:style-name="T1">لرَّحْمَـٰنُ مِن شَيْءٖ اِنَ اَنتُمُ; إِلاَّ تَكْذِبُونَؐ </text:span><text:span text:style-name="T2">(14)</text:span><text:span text:style-name="T1"> قَالُواْ رَبُّنَا يَعْلَمُ إِنَّآ إِلَيْكُمْ لَمُرْسَلُونَ </text:span><text:span text:style-name="T2">(15)</text:span><text:span text:style-name="T1"> وَمَا عَلَيْنَآ إِلاَّ </text:span><text:span text:style-name="T4">۰</text:span><text:span text:style-name="T1">لْبَچَغُ </text:span><text:span text:style-name="T4">۴</text:span><text:span text:style-name="T1">لْمُبِينُؐ </text:span><text:span text:style-name="T2">(16)</text:span><text:span text:style-name="T1"> قَالُوٓاْ إِنَّا تَطَيَّرْنَا بِكُمْ لَئِن لَّمْ تَنتَهُواْ لَنَرْجُمَنَّكُمْ وَلَيَمَسَّنَّكُم مِّنَّا عَذَاب٘ اَلِيمٌؐ </text:span><text:span text:style-name="T2">(17)</text:span><text:span text:style-name="T1"> قَالُواْ طَـٰٓئِرُكُم مَّعَكُمُ; أَئــن ذُكِّرْتُمؐ بَــلَ اَنتُمْ قَوْمٌ مُّسْرۣفُونَؐ </text:span><text:span text:style-name="T2">(18)</text:span><text:span text:style-name="T1"> وَجَآءَ مِــنَ اَقْصَا </text:span><text:span text:style-name="T4">۰</text:span><text:span text:style-name="T1">لْمَدِينَةِ رَجُلٌ يَسْعۭيٰؐ قَالَ يَـٰقَوْمِ 'تَّبِعُواْ </text:span><text:span text:style-name="T4">۴</text:span><text:span text:style-name="T1">لْمُرْسَلِينَ </text:span><text:span text:style-name="T2">(19)</text:span><text:span text:style-name="T1"> "تَّبِعُواْ مَــن لاَّ يَسْـَٔلُكُمُ; أَجْراً وَهُم مُّهْتَدُونَؐ </text:span><text:span text:style-name="T2">(20)</text:span><text:span text:style-name="T1"> وَمَا لِــيَ لآَ </text:span><text:soft-page-break/><text:span text:style-name="T1">أَعْبُدُ </text:span><text:span text:style-name="T4">۴ﻟ﮲</text:span><text:span text:style-name="T1"> فَطَرَنِى وَإِلَيْهِ تُرْجَعُونَؐ </text:span><text:span text:style-name="T2">(21)</text:span><text:span text:style-name="T1"> ءَآتَّخِذُ مِن دُونِهِ“ ءَالِهَةٗ اِنْ يُّرۣدْنِ </text:span><text:span text:style-name="T4">۱</text:span><text:span text:style-name="T1">لرَّحْمَـٰنُ بِضُرٍّ لاَّ تُغْــنۣ عَنِّى شَفَـٰعَتُهُمْ شَيْـٔاً وَلاَ يُنقِذُونِؐ“ </text:span><text:span text:style-name="T2">(22)</text:span><text:span text:style-name="T1"> إِنِّيَ إِذاً لَّفِى ضَچَلٍ مُّبِينٖؐ </text:span><text:span text:style-name="T2">(23)</text:span><text:span text:style-name="T1"> اِنِّــيَ ءَامَنتُ بِرَبِّكُمْ فَاسْمَعُونِؐ </text:span><text:span text:style-name="T2">(24)</text:span><text:span text:style-name="T1"> قِيــلَ </text:span><text:span text:style-name="T4">۸</text:span><text:span text:style-name="T1">دْخُلِ </text:span><text:span text:style-name="T4">۱</text:span><text:span text:style-name="T1">لْجَنَّةَؐ قَالَ يَـٰلَيْتَ قَوْمِى يَعْلَمُونَ </text:span><text:span text:style-name="T2">(25)</text:span><text:span text:style-name="T1"> بِمَا غَفَرَ لِى رَبِّى وَجَعَلَنِى مِنَ </text:span><text:span text:style-name="T4">۰</text:span><text:span text:style-name="T1">لْمُكْرَمِينَؐ </text:span><text:span text:style-name="T2">(26)</text:span><text:span text:style-name="T1"> ¤ وَمَآ أَنزَلْنَا عَلَيٰ قَوْمِهِ” مِنۢ بَعْدِهِ” مِـن جُندٍ مِّــنَ </text:span><text:span text:style-name="T4">۰</text:span><text:span text:style-name="T1">لسَّمَآءِ وَمَا كُنَّا مُنزۣلِينَؐ </text:span><text:span text:style-name="T2">(27)</text:span><text:span text:style-name="T1"> إِن كَانَــتِ اِلاَّ صَيْحَةً وَ؛حِدَةً فَإِذَا هُمْ خَـٰمِدُونَؐ </text:span><text:span text:style-name="T2">(28)</text:span><text:span text:style-name="T1"> يَـٰحَسْرَةٗ عَلَــي </text:span><text:span text:style-name="T4">۰</text:span><text:span text:style-name="T1">لْعِبَادِؐ مَا يَاتِيهِم مِّن رَّسُولٖ اِلاَّ كَانُواْ بِهِ” يَسْتَهْزۣءُونَؐ </text:span><text:span text:style-name="T2">(29)</text:span><text:span text:style-name="T1"> أَلَمْ يَرَوْاْ كَمَ اَهْلَكْنَا قَبْلَهُم مِّنَ </text:span><text:span text:style-name="T4">۰</text:span><text:span text:style-name="T1">لْقُرُونِ أَنَّهُمُ; إِلَيْهِمْ لاَ يَرْجِعُونَؐ </text:span><text:span text:style-name="T2">(30)</text:span><text:span text:style-name="T1"> وَإِن كُــلٌّ لَّمَا جَمِيعٌ لَّدَيْنَا مُحْضَرُونَؐ </text:span><text:span text:style-name="T2">(31)</text:span><text:span text:style-name="T1"> وَءَايَةٌ لَّهُمُ </text:span><text:span text:style-name="T4">۴</text:span><text:span text:style-name="T1">لاَرْضضضُ </text:span><text:span text:style-name="T4">۴</text:span><text:span text:style-name="T1">لْمَيِّتَةُ أَحْيَيْنَـٰهَا وَأَخْرَجْنَا مِنْهَا حَبّاً فَمِنْهُ يَاكُلُونَؐ </text:span><text:span text:style-name="T2">(32)</text:span><text:span text:style-name="T1"> وَجَعَلْنَا فِيهَا جَنَّـٰــتٍ مِّن نَّخِيلٍ وَأَعْنَـٰبٍ وَفَجَّرْنَا فِيهَا مِــنَ </text:span><text:span text:style-name="T4">۰</text:span><text:span text:style-name="T1">لْعُيُونِ </text:span><text:span text:style-name="T2">(33)</text:span><text:span text:style-name="T1"> لِيَاكُلُواْ مِــن ثَمَرۣهِ” وَمَا عَمِلَتْهُ أَيْدِيهِمُؐ; أَفَلاَ يَشْكُرُونَؐ </text:span><text:span text:style-name="T2">(34)</text:span><text:span text:style-name="T1"> سُبْحَـٰنَ </text:span><text:span text:style-name="T4">۰ﻟ﮲</text:span><text:span text:style-name="T1"> خَلَقَ </text:span><text:span text:style-name="T4">۰</text:span><text:span text:style-name="T1">لاَزْوَ؛جَ كُلَّهَا مِمَّا تُنۢبِتُ </text:span><text:span text:style-name="T4">۴</text:span><text:span text:style-name="T1">لاَرْضُ وَمِــنَ اَنفُسِهِمْ وَمِمَّا لاَ يَعْلَمُونَؐ </text:span><text:span text:style-name="T2">(35)</text:span><text:span text:style-name="T1"> وَءَايَةٌ لَّهُمُ </text:span><text:span text:style-name="T4">۴</text:span><text:span text:style-name="T1">ليْــلُ نَسْلَخُ مِنْهُ </text:span><text:span text:style-name="T4">۴</text:span><text:span text:style-name="T1">لنَّهَارَ فَإِذَا هُم مُّظْلِمُونَؐ </text:span><text:span text:style-name="T2">(36)</text:span><text:span text:style-name="T1"> وَالشَّمْسُ تَجْرۣى لِمُسْتَقَرٍّ لَّهَاؐ ذَ؛لِــكَ تَقْدِيرُ </text:span><text:span text:style-name="T4">۴</text:span><text:span text:style-name="T1">لْعَزۣيزۣ </text:span><text:span text:style-name="T4">۱</text:span><text:span text:style-name="T1">لْعَلِيمِؐ </text:span><text:span text:style-name="T2">(37)</text:span><text:span text:style-name="T1"> وَالْقَمَرُ قَدَّرْنَـٰهُ مَنَازۣلَ حَتَّــيٰ عَادَ كَالْعُرْجُونِ </text:span><text:span text:style-name="T4">۱</text:span><text:span text:style-name="T1">لْقَدِيمِؐ </text:span><text:span text:style-name="T2">(38)</text:span><text:span text:style-name="T1"> لاَ </text:span><text:span text:style-name="T4">۰</text:span><text:span text:style-name="T1">لشَّمْسُ يَنۢبَغِى لَهَآ أَن تُدْرۣكَ </text:span><text:span text:style-name="T4">۰</text:span><text:span text:style-name="T1">لْقَمَرَ وَلاَ </text:span><text:span text:style-name="T4">۰</text:span><text:span text:style-name="T1">ليْــلُ سَابِقُ </text:span><text:span text:style-name="T4">۴</text:span><text:span text:style-name="T1">لنَّهۭارۣؐ وَكُلٌّ فِى فَلَكٍ يَسْبَحُونَؐ </text:span><text:span text:style-name="T2">(39)</text:span><text:span text:style-name="T1"> وَءَايَةٌ لَّهُمُ; أَنَّا حَمَلْنَا ذُرّۣيَّـٰتِهِمْ فِى </text:span><text:span text:style-name="T4">۱</text:span><text:span text:style-name="T1">لْفُلْــكِ </text:span><text:span text:style-name="T4">۱</text:span><text:span text:style-name="T1">ڤْمَشْحُونِ </text:span><text:span text:style-name="T2">(40)</text:span><text:span text:style-name="T1"> وَخَلَقْنَا لَهُم مِّن مِّثْلِهِ” مَا يَرْكَبُونَؐ </text:span><text:span text:style-name="T2">(41)</text:span><text:span text:style-name="T1"> وَإِن نَّشَأْ نُغْرۣقْهُمْ فَلاَ </text:span><text:soft-page-break/><text:span text:style-name="T1">صَرۣيخَ لَهُمْ وَلاَ هُمْ يُنقَذُونَ </text:span><text:span text:style-name="T2">(42)</text:span><text:span text:style-name="T1"> إِلاَّ رَحْمَةً مِّنَّا وَمَتَـٰعاٗ اِلَيٰ حِينٍؐ </text:span><text:span text:style-name="T2">(43)</text:span><text:span text:style-name="T1"> وَإِذَا قِيــلَ لَهُمُ èتَّقُواْ مَا بَيْــنَ أَيْدِيكُمْ وَمَا خَلْفَكُمْ لَعَلَّكُمْ تُرْحَمُونَؐ </text:span><text:span text:style-name="T2">(44)</text:span><text:span text:style-name="T1"> ® وَمَا تَاتِيهِم مِّــنَ —ايَةٍ مِّــنَ —ايَـٰتِ رَبِّهِمُ; إِلاَّ كَانُواْ عَنْهَا مُعْرۣضِينَؐ </text:span><text:span text:style-name="T2">(45)</text:span><text:span text:style-name="T1"> وَإِذَا قِيــلَ لَهُمُ; أَنفِقُواْ مِمَّا رَزَقَكُمُ </text:span><text:span text:style-name="T4">۴</text:span><text:span text:style-name="T1">للَّهُ قَالَ </text:span><text:span text:style-name="T4">۰</text:span><text:span text:style-name="T1">لذِيــنَ كَفَرُواْ لِلذِيــنَ ءَامَنُوٓاْ أَنُطْعِمُ مَن لَّوْ يَشَآءُ </text:span><text:span text:style-name="T4">۴</text:span><text:span text:style-name="T1">للَّهُ أَطْعَمَهُ; إِنَ اَنتُمُ; إِلاَّ فِى ضَچَلٍ مُّبِينٍؐ </text:span><text:span text:style-name="T2">(46)</text:span><text:span text:style-name="T1"> وَيَقُولُونَ مَتۭيٰ هَـٰذَا </text:span><text:span text:style-name="T4">۰</text:span><text:span text:style-name="T1">لْوَعْدُ إِن كُنتُمْ صَـٰدِقِينَؐ </text:span><text:span text:style-name="T2">(47)</text:span><text:span text:style-name="T1"> مَا يَنظُرُونَ إِلاَّ صَيْحَةً وَ؛حِدَةً تَاخُذُهُمْ وَهُمْ يَخَصِّمُونَؐ </text:span><text:span text:style-name="T2">(48)</text:span><text:span text:style-name="T1"> فَلاَ يَسْتَطِيعُونَ تَوْصِيَةً وَلآَ إِلَــيٰٓ أَهْلِهِمْ يَرْجِعُونَؐ </text:span><text:span text:style-name="T2">(49)</text:span><text:span text:style-name="T1"> وَنُفِخَ فِى </text:span><text:span text:style-name="T4">۱</text:span><text:span text:style-name="T1">لصُّورۣ فَإِذَا هُم مِّــنَ </text:span><text:span text:style-name="T4">۰</text:span><text:span text:style-name="T1">لاَجْدَاثثثِ إِلَيٰ رَبِّهِمْ يَنسِلُونَؐ </text:span><text:span text:style-name="T2">(50)</text:span><text:span text:style-name="T1"> قَالُواْ يَـٰوَيْلَنَا مَـنۢ بَعَثَنَا مِن مَّرْقَدِنَاؐ هَـٰذَا مَا وَعَدَ </text:span><text:span text:style-name="T4">۰</text:span><text:span text:style-name="T1">لرَّحْمَـٰنُ وَصَدَقَ </text:span><text:span text:style-name="T4">۰</text:span><text:span text:style-name="T1">لْمُرْسَلُونَؐ </text:span><text:span text:style-name="T2">(51)</text:span><text:span text:style-name="T1"> إِن كَانَتِ اِلاَّ صَيْحَةً وَ؛حِدَةً فَإِذَا هُمْ جَمِيعٌ لَّدَيْنَا مُحْضَرُونَؐ </text:span><text:span text:style-name="T2">(52)</text:span><text:span text:style-name="T1"> فَالْيَوْمَ لاَ تُظْلَمُ نَفْسٌ شَيْـٔاً وَلاَ تُجْزَوْنَ إِلاَّ مَا كُنتُمْ تَعْمَلُونَؐ </text:span><text:span text:style-name="T2">(53)</text:span><text:span text:style-name="T1"> إِنَّ أَصْحَـٰبَ </text:span><text:span text:style-name="T4">۰</text:span><text:span text:style-name="T1">لْجَنَّةِ </text:span><text:span text:style-name="T4">۱</text:span><text:span text:style-name="T1">لْيَوْمَ فِى شُغْلٍ فَـٰكِهُونَ </text:span><text:span text:style-name="T2">(54)</text:span><text:span text:style-name="T1"> هُمْ وَأَزْوَ؛جُهُمْ فِى ظِچَــل۫ عَلَي </text:span><text:span text:style-name="T4">۰</text:span><text:span text:style-name="T1">لاَرَآئِــكِ مُتَّكِـُٔونَؐ </text:span><text:span text:style-name="T2">(55)</text:span><text:span text:style-name="T1"> لَهُمْ فِيهَا فَـٰكِهَةٌؐ وَلَهُم مَّا يَدَّعُونَ </text:span><text:span text:style-name="T2">(56)</text:span><text:span text:style-name="T1"> سَچَمٌؐ قَوْلًا مِّن رَّبٍّ رَّحِيمٍؐ </text:span><text:span text:style-name="T2">(57)</text:span><text:span text:style-name="T1"> وَامْتَـٰزُواْ </text:span><text:span text:style-name="T4">۴</text:span><text:span text:style-name="T1">لْيَوْمَ أَيُّهَا </text:span><text:span text:style-name="T4">۰</text:span><text:span text:style-name="T1">ڤْمُجْرۣمُونَؐ </text:span><text:span text:style-name="T2">(58)</text:span><text:span text:style-name="T1"> © أَلَمَ اَعْهَدِ اِلَيْكُمْ يَـٰبَنِىٓ ءَادَمَ أَن لاَّ تَعْبُدُواْ </text:span><text:span text:style-name="T4">۴</text:span><text:span text:style-name="T1">لشَّيْطَـٰنَ إِنَّهُ„ لَكُمْ عَدُوٌّ مُّبِينٌ </text:span><text:span text:style-name="T2">(59)</text:span><text:span text:style-name="T1"> وَأَنُ </text:span><text:span text:style-name="T4">۶</text:span><text:span text:style-name="T1">عْبُدُونِىؐ هَـٰذَا صِرَ؛طٌ مُّسْتَقِيمٌؐ </text:span><text:span text:style-name="T2">(60)</text:span><text:span text:style-name="T1"> وَلَقَدَ اَضَلَّ مِنكُمْ جِبِلًاّ كَثِيراٗؐ اَفَلَمْ تَكُونُواْ تَعْقِلُونَؐ </text:span><text:span text:style-name="T2">(61)</text:span><text:span text:style-name="T1"> هَـٰذِهِ” جَهَنَّمُ </text:span><text:span text:style-name="T4">۴</text:span><text:span text:style-name="T1">لتِى كُنتُمْ تُوعَدُونَ </text:span><text:span text:style-name="T2">(62)</text:span><text:span text:style-name="T1"> "صْلَوْهَا </text:span><text:span text:style-name="T4">۰</text:span><text:span text:style-name="T1">لْيَوْمَ بِمَا كُنتُمْ تَكْفُرُونَؐ </text:span><text:soft-page-break/><text:span text:style-name="T2">(63)</text:span><text:span text:style-name="T1"> </text:span><text:span text:style-name="T4">۰</text:span><text:span text:style-name="T1">لْيَوْمَ نَخْتِمُ عَلَيٰٓ أَفْوَ؛هِهِمْ وَتُكَلِّمُنَآ أَيْدِيهِمْ وَتَشْهَدُ أَرْجُلُهُم بِمَا كَانُواْ يَكْسِبُونَؐ </text:span><text:span text:style-name="T2">(64)</text:span><text:span text:style-name="T1"> وَلَوْ نَشَآءُ لَطَمَسْنَا عَلَــيٰٓ أَعْيُنِهِمْ فَاسْتَبَقُواْ </text:span><text:span text:style-name="T4">۴</text:span><text:span text:style-name="T1">لصِّرَ؛طَ فَأَنّۭيٰ يُبْصِرُونَؐ </text:span><text:span text:style-name="T2">(65)</text:span><text:span text:style-name="T1"> وَلَوْ نَشَآءُ ڤَمَسَخْنَـٰهُمْ عَلَــيٰ مَكَانَتِهِمْ فَمَا "سْتَطَـٰعُواْ مُضِيّاً وَلاَ يَرْجِعُونَؐ </text:span><text:span text:style-name="T2">(66)</text:span><text:span text:style-name="T1"> وَمَــن نُّعَمِّرْهُ نَنكُسْهُ فِى </text:span><text:span text:style-name="T4">۱</text:span><text:span text:style-name="T1">لْخَلْقِؐ أَفَلاَ تَعْقِلُونَؐ </text:span><text:span text:style-name="T2">(67)</text:span><text:span text:style-name="T1"> وَمَا عَلَّمْنَـٰهُ </text:span><text:span text:style-name="T4">۴</text:span><text:span text:style-name="T1">لشِّعْرَ وَمَا يَنۢبَغِى لَهُؐ; إِنْ هُوَ إِلاَّ ذِكْرٌ وَقُرْءَانٌ مُّبِينٌ </text:span><text:span text:style-name="T2">(68)</text:span><text:span text:style-name="T1"> لِّتُنذِرَ مَــن كَانَ حَيّاً وَيَحِقَّ </text:span><text:span text:style-name="T4">۰</text:span><text:span text:style-name="T1">لْقَوْلُ عَلَــي </text:span><text:span text:style-name="T4">۰</text:span><text:span text:style-name="T1">لْكۭـٰفِرۣينَؐ </text:span><text:span text:style-name="T2">(69)</text:span><text:span text:style-name="T1"> أَوَلَمْ يَرَوَاْ اَنَّا خَلَقْنَا لَهُم مِّمَّا عَمِلَتَ اَيْدِينَآ أَنْعَـٰماً فَهُمْ لَهَا مَـٰلِكُونَؐ </text:span><text:span text:style-name="T2">(70)</text:span><text:span text:style-name="T1"> وَذَلَّلْنَـٰهَا لَهُمْ فَمِنْهَا رَكُوبُهُمْ وَمِنْهَا يَاكُلُونَؐ </text:span><text:span text:style-name="T2">(71)</text:span><text:span text:style-name="T1"> وَلَهُمْ فِيهَا مَنَـٰفِعُ وَمَشَارۣبُؐ أَفَلاَ يَشْكُرُونَؐ </text:span><text:span text:style-name="T2">(72)</text:span><text:span text:style-name="T1"> وَاتَّخَذُواْ مِن دُونِ </text:span><text:span text:style-name="T4">۱</text:span><text:span text:style-name="T1">للَّهِ ءَالِهَةً لَّعَلَّهُمْ يُنصَرُونَ </text:span><text:span text:style-name="T2">(73)</text:span><text:span text:style-name="T1"> لاَ يَسْتَطِيعُونَ نَصْرَهُمْ وَهُمْ لَهُمْ جُندٌ مُّحْضَرُونَؐ </text:span><text:span text:style-name="T2">(74)</text:span><text:span text:style-name="T1"> فَلاَ يُحْزۣنــكَ قَوْلُهُمُؐ; إِنَّا نَعْلَمُ مَا يُسِرُّونَ وَمَا يُعْلِنُونَؐ </text:span><text:span text:style-name="T2">(75)</text:span><text:span text:style-name="T1"> أَوَلَمْ يَرَ </text:span><text:span text:style-name="T4">۰</text:span><text:span text:style-name="T1">لِانسَـٰــنُ أَنَّا خَلَقْنَـٰهُ مِــن نُّطْفَةٍ فَإِذَا هُوَ خَصِيمٌ مُّبِينٌؐ </text:span><text:span text:style-name="T2">(76)</text:span><text:span text:style-name="T1"> وَضَرَبَ لَنَا مَثَلًا وَنَسِــيَ خَلْقَهُؐ, قَالَ مَنْ يُّحْىِ </text:span><text:span text:style-name="T4">۱</text:span><text:span text:style-name="T1">لْعِظَـٰمَ وَهِيَ رَمِيمٌؐ </text:span><text:span text:style-name="T2">(77)</text:span><text:span text:style-name="T1"> قُلْ يُحْيِيهَا </text:span><text:span text:style-name="T4">۰ﻟ</text:span><text:span text:style-name="T1">ـذِىٓ أَنشَأَهَآ أَوَّلَ مَرَّةٍ وَهُوَ بِكُــلّۣ خَلْقٖ عَلِيم٘ؐ </text:span><text:span text:style-name="T2">(78)</text:span><text:span text:style-name="T1"> ® </text:span><text:span text:style-name="T4">۱ﻟ﮲</text:span><text:span text:style-name="T1"> جَعَلَ لَكُم مِّــنَ </text:span><text:span text:style-name="T4">۰</text:span><text:span text:style-name="T1">ڤشَّجَرۣ </text:span><text:span text:style-name="T4">۱</text:span><text:span text:style-name="T1">لاَخْضَرۣ نَاراً فَإِذَآ أَنتُم مِّنْهُ تُوقِدُونَؐ </text:span><text:span text:style-name="T2">(79)</text:span><text:span text:style-name="T1"> أَوَلَيْسَ </text:span><text:span text:style-name="T4">۰ﻟ﮲</text:span><text:span text:style-name="T1"> خَلَــقَ </text:span><text:span text:style-name="T4">۰</text:span><text:span text:style-name="T1">لسَّمَـٰوَ؛تِ وَالاَرْضَ بِقَـٰدِر۫ عَلَيٰٓ أَنْ يَّخْلُـقَ مِثْلَهُمؐ بَلۭيٰ وَهُوَ </text:span><text:span text:style-name="T4">۰</text:span><text:span text:style-name="T1">لْخَــچَّـــقُ </text:span><text:span text:style-name="T4">۴</text:span><text:span text:style-name="T1">لْعَلِـيمُؐ </text:span><text:span text:style-name="T2">(80)</text:span><text:span text:style-name="T1"> إِنَّمَآ أَمْرُهُ; إِذَآ أَرَادَ شَيْـٔاٗ اَنْ يَّقُولَ لَهُ„ كُنؐ فَيَكُونُؐ </text:span><text:span text:style-name="T2">(81)</text:span><text:span text:style-name="T1"> فَسُبْحَـٰنَ </text:span><text:span text:style-name="T4">۰ﻟ﮲</text:span><text:span text:style-name="T1"> بِيَدِهِ” مَلَكُوتُ كُــلّۣ شَيْءٍ وَإِلَيْهِ تُرْجَعُونَ </text:span><text:span text:style-name="T2">(82)</text:span><text:span text:style-name="T1"> </text:span><text:bookmark-end text:name="__DdeLink__16669_17863311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51:44.406779559</meta:creation-date>
    <dc:date>2025-03-06T07:51:51.220298506</dc:date>
    <meta:editing-duration>PT4M46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4" meta:paragraph-count="2" meta:word-count="818" meta:character-count="4388" meta:non-whitespace-character-count="3571"/>
  </office:meta>
</office:document-meta>
</file>